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paragraph-rsid="00067cac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7cac" officeooo:paragraph-rsid="00067cac" style:font-size-asian="10.5pt" style:font-weight-asian="normal" style:font-size-complex="12pt" style:font-weight-complex="normal"/>
    </style:style>
    <style:style style:name="T1" style:family="text">
      <style:text-properties officeooo:rsid="00067cac"/>
    </style:style>
    <style:style style:name="T2" style:family="text">
      <style:text-properties officeooo:rsid="000849e6"/>
    </style:style>
    <style:style style:name="T3" style:family="text">
      <style:text-properties officeooo:rsid="0009d2be"/>
    </style:style>
    <style:style style:name="T4" style:family="text">
      <style:text-properties fo:font-weight="bold" officeooo:rsid="0009d2be" style:font-weight-asian="bold" style:font-weight-complex="bold"/>
    </style:style>
    <style:style style:name="T5" style:family="text">
      <style:text-properties officeooo:rsid="000a9d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aring the performance gain due to hyperparameter and threshold optimization with hyperopt, optuna and scikit-learn’s </text:span>TunedThresholdClassifierCV<text:span text:style-name="T1"> for three gradient boosting algorithms on binary classification</text:span></text:p>
      <text:p text:style-name="P1"/>
      <text:p text:style-name="P2"><text:tab/>The goal of this project is to compare the performance of three gradient boosting algorithms on a medical diagnosis binary classification task. The emphasis of the comparison was not on speed or computational cost but rather on prediction performance as a result of hyper-parameter <text:span text:style-name="T2">and threshold</text:span> optimization. <text:s/></text:p>
      <text:p text:style-name="P2"><text:span text:style-name="T4"/></text:p>
      <text:p text:style-name="P2"><text:span text:style-name="T4">Data</text:span></text:p>
      <text:p text:style-name="P2"><text:span text:style-name="T4"/></text:p>
      <text:p text:style-name="P2"><text:span text:style-name="T4"><text:tab/></text:span><text:span text:style-name="T3">The </text:span><text:span text:style-name="T5">data used for this analysis comes from the popular Pima Indians Diabetes Dataset. Some of the challenges presented <text:s/>by this sample of records are:</text:span></text:p>
      <text:p text:style-name="P2">- <text:span text:style-name="T5">small number of records</text:span></text:p>
      <text:p text:style-name="P2">- <text:span text:style-name="T5">large number of missing measurements</text:span></text:p>
      <text:p text:style-name="P2">- <text:span text:style-name="T5">class imbalance</text:span></text:p>
      <text:p text:style-name="P2"/>
      <text:p text:style-name="P2"><text:tab/><text:span text:style-name="T5">Some of the techniques employed in tackling these issues are model based imputations and synthetic generation of samples for the minority clas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3:52:20.261569323</meta:creation-date>
    <dc:date>2024-06-06T01:26:03.017904414</dc:date>
    <meta:editing-duration>PT1H51M20S</meta:editing-duration>
    <meta:editing-cycles>1</meta:editing-cycles>
    <meta:document-statistic meta:table-count="0" meta:image-count="0" meta:object-count="0" meta:page-count="1" meta:paragraph-count="8" meta:word-count="133" meta:character-count="904" meta:non-whitespace-character-count="772"/>
    <meta:generator>LibreOffice/7.3.7.2$Linux_X86_64 LibreOffice_project/30$Build-2</meta:generator>
  </office:meta>
</office:document-meta>
</file>